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erial" svg:font-family="Aerial"/>
    <style:font-face style:name="Lucidasans1" svg:font-family="Lucidasans"/>
    <style:font-face style:name="StarSymbol" svg:font-family="StarSymbol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2" style:list-style-name="L1"/>
    <style:style style:name="P2" style:family="paragraph" style:parent-style-name="Heading_20_3" style:list-style-name="L1"/>
    <style:style style:name="P3" style:family="paragraph" style:parent-style-name="Heading_20_2" style:list-style-name="L2">
      <style:text-properties fo:font-size="12pt" style:font-size-asian="12pt" style:font-size-complex="12pt"/>
    </style:style>
    <style:style style:name="P4" style:family="paragraph" style:parent-style-name="Standard" style:list-style-name="L2">
      <style:paragraph-properties fo:margin-left="1.251cm" fo:margin-right="0cm" fo:text-indent="0cm" style:auto-text-indent="false"/>
    </style:style>
    <style:style style:name="P5" style:family="paragraph" style:parent-style-name="Standard" style:list-style-name="L2">
      <style:paragraph-properties fo:margin-left="0cm" fo:margin-right="0cm" fo:text-indent="0cm" style:auto-text-indent="false"/>
      <style:text-properties style:font-name="Ae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Heading_20_3" style:list-style-name="L2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Heading_20_2" style:list-style-name="L3"/>
    <style:style style:name="P9" style:family="paragraph" style:parent-style-name="Heading_20_2" style:list-style-name="L4"/>
    <style:style style:name="P10" style:family="paragraph" style:parent-style-name="Standard" style:list-style-name="L4">
      <style:paragraph-properties fo:margin-left="2.501cm" fo:margin-right="0cm" fo:text-indent="0cm" style:auto-text-indent="false"/>
    </style:style>
    <style:style style:name="P11" style:family="paragraph" style:parent-style-name="Heading_20_3" style:list-style-name="L4">
      <style:paragraph-properties fo:margin-left="1.251cm" fo:margin-right="0cm" fo:text-indent="0cm" style:auto-text-indent="false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etaphor of 'scapes' from Arjun Appadurai</text:p>
      <text:p text:style-name="Standard">The framework of scapes arrises from the recognition of a new global cultural economy: "complex,overlapping, disjunctive order" </text:p>
      <text:h text:style-name="Heading_20_1" text:outline-level="1">ethnoscapes</text:h>
      <text:list text:style-name="L1">
        <text:list-item>
          <text:list>
            <text:list-item>
              <text:h text:style-name="P1" text:outline-level="2">movement of people</text:h>
              <text:list>
                <text:list-item>
                  <text:h text:style-name="P2" text:outline-level="3">different motivations for movement</text:h>
                </text:list-item>
                <text:list-item>
                  <text:h text:style-name="P2" text:outline-level="3">destinations of migrants</text:h>
                </text:list-item>
                <text:list-item>
                  <text:h text:style-name="P2" text:outline-level="3">self-ghettoisation, dispora, integration,</text:h>
                </text:list-item>
                <text:list-item>
                  <text:h text:style-name="P2" text:outline-level="3">groups move yet stay linked to one another through sophisticated media</text:h>
                </text:list-item>
              </text:list>
            </text:list-item>
            <text:list-item>
              <text:h text:style-name="P1" text:outline-level="2">sedentary peoples</text:h>
              <text:list>
                <text:list-item>
                  <text:h text:style-name="P2" text:outline-level="3">kinship bonds and other affinal relationships</text:h>
                </text:list-item>
              </text:list>
            </text:list-item>
          </text:list>
        </text:list-item>
      </text:list>
      <text:h text:style-name="Heading_20_1" text:outline-level="1">technoscapes</text:h>
      <text:list text:style-name="L2">
        <text:list-item>
          <text:list>
            <text:list-item>
              <text:h text:style-name="P3" text:outline-level="2">high and low</text:h>
            </text:list-item>
            <text:list-item>
              <text:h text:style-name="P3" text:outline-level="2">physical and informational</text:h>
            </text:list-item>
            <text:list-item>
              <text:h text:style-name="P3" text:outline-level="2">speed of transference through (previously impervious) borders</text:h>
            </text:list-item>
            <text:list-item>
              <text:h text:style-name="P3" text:outline-level="2">multinational enterprise</text:h>
            </text:list-item>
            <text:list-item>
              <text:h text:style-name="P3" text:outline-level="2">uneven distribution and diffusion of technology due to money, politics posibility and people</text:h>
            </text:list-item>
          </text:list>
        </text:list-item>
        <text:list-item>
          <text:p text:style-name="P4">old-style binary opposition models of globalisation might imagine uneven distribution due to economics of scale, rationality or political control </text:p>
        </text:list-item>
        <text:list-item>
          <text:p text:style-name="P4">political control has given way to political possibility? </text:p>
          <text:list>
            <text:list-item>
              <text:p text:style-name="P5">reveal something thing that relational indicies or statisitcs, by their reducational nature, do not (p.34)</text:p>
              <text:list>
                <text:list-item>
                  <text:h text:style-name="P6" text:outline-level="3">relationship to financescapes</text:h>
                </text:list-item>
              </text:list>
            </text:list-item>
          </text:list>
        </text:list-item>
      </text:list>
      <text:p text:style-name="P7"/>
      <text:h text:style-name="Heading_20_1" text:outline-level="1">financescapes</text:h>
      <text:p text:style-name="Standard">Even "elementary model[s] of political economy must take into account the deeply disjunctive relationships between human movment, technological flow and financial transfers" p.35 </text:p>
      <text:p text:style-name="Standard"/>
      <text:p text:style-name="Standard"/>
      <text:p text:style-name="Standard"/>
      <text:h text:style-name="Heading_20_1" text:outline-level="1">mediascapes</text:h>
      <text:p text:style-name="Standard">Manufactured narrative, with characters and plots, for understanding Other and ourselves </text:p>
      <text:list text:style-name="L3">
        <text:list-item>
          <text:list>
            <text:list-item>
              <text:h text:style-name="P8" text:outline-level="2">complex repertpores of images, narratives, and ethnoscapes mixing the 'world of commodities' and the 'world of news'</text:h>
            </text:list-item>
            <text:list-item>
              <text:h text:style-name="P8" text:outline-level="2">speed, pervasiveness,</text:h>
            </text:list-item>
            <text:list-item>
              <text:h text:style-name="P8" text:outline-level="2">identity politics in mega-millieu of imagary</text:h>
            </text:list-item>
            <text:list-item>
              <text:h text:style-name="P8" text:outline-level="2">constitute narratives of 'the other' <text:span text:style-name="T1">(after Said, E.)</text:span></text:h>
            </text:list-item>
          </text:list>
        </text:list-item>
      </text:list>
      <text:p text:style-name="Standard"/>
      <text:p text:style-name="Standard"/>
      <text:h text:style-name="Heading_20_1" text:outline-level="1">ideoscapes</text:h>
      <text:p text:style-name="Standard">why do western government think that they can coerce china to presure Burma to uphold international conventions? this is not a question of political rhetoric but an example of the disjunctures between scapes. </text:p>
      <text:list text:style-name="L4">
        <text:list-item>
          <text:list>
            <text:list-item>
              <text:h text:style-name="P9" text:outline-level="2">elements of the Enlightement world view p.36</text:h>
            </text:list-item>
          </text:list>
        </text:list-item>
        <text:list-item>
          <text:p text:style-name="P10">chain of ideas, terms, images: freedom, welfare, rights, soverignty, representation </text:p>
          <text:list>
            <text:list-item>
              <text:list>
                <text:list-item>
                  <text:h text:style-name="P11" text:outline-level="3">democracy</text:h>
                </text:list-item>
              </text:list>
            </text:list-item>
            <text:list-item>
              <text:h text:style-name="P9" text:outline-level="2">problems of semantic meaning and pragmatic nature: careful translation and relevency to context</text:h>
            </text:list-item>
          </text:list>
        </text:list-item>
        <text:list-item>
          <text:p text:style-name="P10">Habermas 'pragmatic meaning' program </text:p>
          <text:list>
            <text:list-item>
              <text:h text:style-name="P9" text:outline-level="2">subtle cultural rhetoric encoded in [a] political document[s] p.37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erial" svg:font-family="Aerial"/>
    <style:font-face style:name="Lucidasans1" svg:font-family="Lucidasans"/>
    <style:font-face style:name="StarSymbol" svg:font-family="StarSymbol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24T22:47:03</meta:creation-date>
    <dc:creator>Roib Dyke</dc:creator>
    <dc:date>2007-10-24T22:54:06</dc:date>
    <meta:printed-by>Roib Dyke</meta:printed-by>
    <meta:print-date>2007-10-24T22:53:58</meta:print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287" meta:character-count="2075"/>
  </office:meta>
</office:document-meta>
</file>